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7.43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66cc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Beroende</text:p>
          </table:table-cell>
          <table:table-cell table:style-name="ce2" office:value-type="string">
            <text:p>Referens</text:p>
          </table:table-cell>
          <table:table-cell table:style-name="ce2" office:value-type="string">
            <text:p>Benämning</text:p>
          </table:table-cell>
          <table:table-cell table:style-name="ce4" office:value-type="string">
            <text:p>Beskrivning</text:p>
          </table:table-cell>
          <table:table-cell table:style-name="ce4" office:value-type="string">
            <text:p>Prio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Testfall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BK1</text:p>
          </table:table-cell>
          <table:table-cell office:value-type="string">
            <text:p>Lista öl</text:p>
          </table:table-cell>
          <table:table-cell office:value-type="string">
            <text:p>Publik sida där alla öl listas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string">
            <text:p>BK1.2</text:p>
          </table:table-cell>
          <table:table-cell office:value-type="string">
            <text:p>Öltyp-filtrering</text:p>
          </table:table-cell>
          <table:table-cell office:value-type="string">
            <text:p>Filtrera listan med öl av endast en typ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K1.2</text:p>
          </table:table-cell>
          <table:table-cell office:value-type="string">
            <text:p>Ölattribut-filtrering</text:p>
          </table:table-cell>
          <table:table-cell office:value-type="string">
            <text:p>Filtrera listan baserat på ölets attribut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K1</text:p>
          </table:table-cell>
          <table:table-cell office:value-type="string">
            <text:p>Resultat-per-sida</text:p>
          </table:table-cell>
          <table:table-cell office:value-type="string">
            <text:p>Kunna ändra antal resultat som ska visas per sida</text:p>
          </table:table-cell>
          <table:table-cell office:value-type="string">
            <text:p>Låg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K1.2</text:p>
          </table:table-cell>
          <table:table-cell office:value-type="string">
            <text:p>Förpacknings-filter</text:p>
          </table:table-cell>
          <table:table-cell office:value-type="string">
            <text:p>Filtrera öl efter förpackning</text:p>
          </table:table-cell>
          <table:table-cell office:value-type="string">
            <text:p>Låg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K1.3</text:p>
          </table:table-cell>
          <table:table-cell office:value-type="string">
            <text:p>Sortera</text:p>
          </table:table-cell>
          <table:table-cell office:value-type="string">
            <text:p>Kunna sortera resultaten på relevanta attribut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BK1.3</text:p>
          </table:table-cell>
          <table:table-cell office:value-type="string">
            <text:p>Sortera på typ</text:p>
          </table:table-cell>
          <table:table-cell office:value-type="string">
            <text:p>Sortera listan efter öl-typ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BK1.1</text:p>
          </table:table-cell>
          <table:table-cell office:value-type="string">
            <text:p>Söka Öl</text:p>
          </table:table-cell>
          <table:table-cell office:value-type="string">
            <text:p>Söka efter öl med text-sök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BK2</text:p>
          </table:table-cell>
          <table:table-cell office:value-type="string">
            <text:p>Lista bryggerier</text:p>
          </table:table-cell>
          <table:table-cell office:value-type="string">
            <text:p>Publik sida med bryggerier i lista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BK2.1</text:p>
          </table:table-cell>
          <table:table-cell office:value-type="string">
            <text:p>Söka bryggeri</text:p>
          </table:table-cell>
          <table:table-cell office:value-type="string">
            <text:p>Söka efter bryggerier med text-sök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>BK2.2</text:p>
          </table:table-cell>
          <table:table-cell office:value-type="string">
            <text:p>Filtrera bryggerier</text:p>
          </table:table-cell>
          <table:table-cell office:value-type="string">
            <text:p>Filtrera på bryggeriers attribut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BK2.3</text:p>
          </table:table-cell>
          <table:table-cell office:value-type="string">
            <text:p>Sortera bryggerilistan</text:p>
          </table:table-cell>
          <table:table-cell office:value-type="string">
            <text:p>Sortera listan på diverse attribut.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string">
            <text:p>BK2</text:p>
          </table:table-cell>
          <table:table-cell office:value-type="string">
            <text:p>Resultat-per-sida</text:p>
          </table:table-cell>
          <table:table-cell office:value-type="string">
            <text:p>Kunna ändra antalet bryggerier som visas per sida</text:p>
          </table:table-cell>
          <table:table-cell office:value-type="string">
            <text:p>Låg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BK7</text:p>
          </table:table-cell>
          <table:table-cell office:value-type="string">
            <text:p>CRUD-"typer"</text:p>
          </table:table-cell>
          <table:table-cell office:value-type="string">
            <text:p>Skapa, redigera och ta bort bryggerier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string">
            <text:p>BK7</text:p>
          </table:table-cell>
          <table:table-cell office:value-type="string">
            <text:p>CRUD-bryggerier</text:p>
          </table:table-cell>
          <table:table-cell office:value-type="string">
            <text:p>Skapa, redigera och ta bort bryggerier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string">
            <text:p>BK7</text:p>
          </table:table-cell>
          <table:table-cell office:value-type="string">
            <text:p>CRUD-öl</text:p>
          </table:table-cell>
          <table:table-cell office:value-type="string">
            <text:p>Skapa, redigera och ta bort öl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BK3</text:p>
          </table:table-cell>
          <table:table-cell office:value-type="string">
            <text:p>Skapa användare</text:p>
          </table:table-cell>
          <table:table-cell office:value-type="string">
            <text:p>Besökare ska kunna skapa användarkonton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string">
            <text:p>BK3</text:p>
          </table:table-cell>
          <table:table-cell office:value-type="string">
            <text:p>Logga in användare</text:p>
          </table:table-cell>
          <table:table-cell office:value-type="string">
            <text:p>Användare ska kunna logga in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string">
            <text:p>BK3</text:p>
          </table:table-cell>
          <table:table-cell office:value-type="string">
            <text:p>Logga ut</text:p>
          </table:table-cell>
          <table:table-cell office:value-type="string">
            <text:p>Användare ska kunna logga ut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string">
            <text:p>BK3</text:p>
          </table:table-cell>
          <table:table-cell office:value-type="string">
            <text:p>Användarmeny</text:p>
          </table:table-cell>
          <table:table-cell office:value-type="string">
            <text:p>Användare som är inloggade ska få tillgång till fler meny-alternativ alternativt en extra meny</text:p>
          </table:table-cell>
          <table:table-cell office:value-type="string">
            <text:p>Medel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string">
            <text:p>BK3</text:p>
          </table:table-cell>
          <table:table-cell office:value-type="string">
            <text:p>Användarinställningar</text:p>
          </table:table-cell>
          <table:table-cell office:value-type="string">
            <text:p>Användare ska kunna ändra inställningar för sitt konto</text:p>
          </table:table-cell>
          <table:table-cell office:value-type="string">
            <text:p>Låg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.17">
            <text:p>16,17</text:p>
          </table:table-cell>
          <table:table-cell office:value-type="string">
            <text:p>BK4</text:p>
          </table:table-cell>
          <table:table-cell office:value-type="string">
            <text:p>Öl-logg</text:p>
          </table:table-cell>
          <table:table-cell office:value-type="string">
            <text:p>Användare ska ha en sida som är deras öl-logg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string">
            <text:p>BK4</text:p>
          </table:table-cell>
          <table:table-cell office:value-type="string">
            <text:p>Lista loggade öl</text:p>
          </table:table-cell>
          <table:table-cell office:value-type="string">
            <text:p>Sida med lista över alla öl som loggats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string">
            <text:p>BK4</text:p>
          </table:table-cell>
          <table:table-cell office:value-type="string">
            <text:p>Detalj-sida loggad öl</text:p>
          </table:table-cell>
          <table:table-cell office:value-type="string">
            <text:p>Sida med detaljer om den loggade ölen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string">
            <text:p>BK4</text:p>
          </table:table-cell>
          <table:table-cell office:value-type="string">
            <text:p>Logga öl</text:p>
          </table:table-cell>
          <table:table-cell office:value-type="string">
            <text:p>En inloggad användare ska ha möjlighet att logga en öl de hittar i databasen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.16">
            <text:p>1,16</text:p>
          </table:table-cell>
          <table:table-cell office:value-type="string">
            <text:p>BK5</text:p>
          </table:table-cell>
          <table:table-cell office:value-type="string">
            <text:p>Detalj-sida Öl</text:p>
          </table:table-cell>
          <table:table-cell office:value-type="string">
            <text:p>Detaljerad information om en öl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.15">
            <text:p>1,15</text:p>
          </table:table-cell>
          <table:table-cell office:value-type="string">
            <text:p>BK5</text:p>
          </table:table-cell>
          <table:table-cell office:value-type="string">
            <text:p>Detalj-sida bryggeri</text:p>
          </table:table-cell>
          <table:table-cell office:value-type="string">
            <text:p>Detaljerad information om bryggerier på egen sida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string">
            <text:p>BK5</text:p>
          </table:table-cell>
          <table:table-cell office:value-type="string">
            <text:p>Öl-lista bryggeri</text:p>
          </table:table-cell>
          <table:table-cell office:value-type="string">
            <text:p>Lista med öl tillhörande bryggeriet på detaljsidan om bryggeri</text:p>
          </table:table-cell>
          <table:table-cell office:value-type="string">
            <text:p>Låg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4,15,16,18</text:p>
          </table:table-cell>
          <table:table-cell office:value-type="string">
            <text:p>BK7</text:p>
          </table:table-cell>
          <table:table-cell office:value-type="string">
            <text:p>Adminsystem</text:p>
          </table:table-cell>
          <table:table-cell office:value-type="string">
            <text:p>Begränsa CRUD av öl, bryggerier så endast admins kan utföra det.</text:p>
          </table:table-cell>
          <table:table-cell office:value-type="string">
            <text:p>Hög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8">
            <text:p>1,8</text:p>
          </table:table-cell>
          <table:table-cell office:value-type="string">
            <text:p>BK8</text:p>
          </table:table-cell>
          <table:table-cell office:value-type="string">
            <text:p>"Beer me!"</text:p>
          </table:table-cell>
          <table:table-cell office:value-type="string">
            <text:p>Snabbsök på startsidan för att få öl-tips</text:p>
          </table:table-cell>
          <table:table-cell office:value-type="string">
            <text:p>Medel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2014-04-24</text:date>, <text:time>22:5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M33S</meta:editing-duration>
    <meta:editing-cycles>4</meta:editing-cycles>
    <meta:generator>OpenOffice/4.0.1$Win32 OpenOffice.org_project/401m5$Build-9714</meta:generator>
    <dc:date>2014-04-24T22:55:18.13</dc:date>
    <meta:document-statistic meta:table-count="3" meta:cell-count="184" meta:object-count="0"/>
    <meta:user-defined meta:name="Info 1"/>
    <meta:user-defined meta:name="Info 2"/>
    <meta:user-defined meta:name="Info 3"/>
    <meta:user-defined meta:name="Info 4"/>
  </office:meta>
</office:document-meta>
</file>